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UIRRE AMASIFUEN KARIN RO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080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7864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MASIFUEN KARIN RO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080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 898 1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0080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7424394</text:p>
          </table:table-cell>
          <table:table-cell table:style-name="Tabla2.D3" office:value-type="string">
            <text:p text:style-name="P23">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7:36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